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80000016C289597813FA245E1.png" manifest:media-type="image/png"/>
  <manifest:file-entry manifest:full-path="Pictures/10000201000003B6000002B425E91F3A6CB964BF.png" manifest:media-type="image/png"/>
  <manifest:file-entry manifest:full-path="Pictures/1000020100000186000001C1361F40772BB08DF3.png" manifest:media-type="image/png"/>
  <manifest:file-entry manifest:full-path="Pictures/1000020100000188000001D76F4589525383AD7F.png" manifest:media-type="image/png"/>
  <manifest:file-entry manifest:full-path="Pictures/10000201000000DB000000C53D69464F9D42B42C.png" manifest:media-type="image/png"/>
  <manifest:file-entry manifest:full-path="Pictures/1000020100000290000001FB2A56AB636E925608.png" manifest:media-type="image/png"/>
  <manifest:file-entry manifest:full-path="Pictures/100002010000021A00000204481690182D1C9E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029cm" svg:height="4.823cm" svg:x="6.4cm" svg:y="11.077cm">
          <draw:image xlink:href="Pictures/100002010000021A00000204481690182D1C9ECE.png" xlink:type="simple" xlink:show="embed" xlink:actuate="onLoad">
            <text:p/>
          </draw:image>
        </draw:frame>
        <draw:frame draw:style-name="gr1" draw:text-style-name="P1" draw:layer="layout" svg:width="6.132cm" svg:height="4.738cm" svg:x="3.8cm" svg:y="6.462cm">
          <draw:image xlink:href="Pictures/1000020100000290000001FB2A56AB636E925608.png" xlink:type="simple" xlink:show="embed" xlink:actuate="onLoad">
            <text:p/>
          </draw:image>
        </draw:frame>
        <draw:frame draw:style-name="gr1" draw:text-style-name="P1" draw:layer="layout" svg:width="3.664cm" svg:height="4.402cm" svg:x="3.936cm" svg:y="13.3cm">
          <draw:image xlink:href="Pictures/1000020100000188000001D76F4589525383AD7F.png" xlink:type="simple" xlink:show="embed" xlink:actuate="onLoad">
            <text:p/>
          </draw:image>
        </draw:frame>
        <draw:frame draw:style-name="gr1" draw:text-style-name="P1" draw:layer="layout" svg:width="3.645cm" svg:height="4.198cm" svg:x="-0.145cm" svg:y="6.602cm">
          <draw:image xlink:href="Pictures/1000020100000186000001C1361F40772BB08DF3.png" xlink:type="simple" xlink:show="embed" xlink:actuate="onLoad">
            <text:p/>
          </draw:image>
        </draw:frame>
        <draw:frame draw:style-name="gr1" draw:text-style-name="P1" draw:layer="layout" svg:width="2.047cm" svg:height="1.842cm" svg:x="0.353cm" svg:y="15.6cm">
          <draw:image xlink:href="Pictures/10000201000000DB000000C53D69464F9D42B42C.png" xlink:type="simple" xlink:show="embed" xlink:actuate="onLoad">
            <text:p/>
          </draw:image>
        </draw:frame>
        <draw:frame draw:style-name="gr1" draw:text-style-name="P1" draw:layer="layout" svg:width="8.879cm" svg:height="6.468cm" svg:x="0.021cm" svg:y="0.032cm">
          <draw:image xlink:href="Pictures/10000201000003B6000002B425E91F3A6CB964BF.png" xlink:type="simple" xlink:show="embed" xlink:actuate="onLoad">
            <text:p/>
          </draw:image>
        </draw:frame>
        <draw:frame draw:style-name="gr1" draw:text-style-name="P1" draw:layer="layout" svg:width="5.309cm" svg:height="3.402cm" svg:x="-0.109cm" svg:y="11.1cm">
          <draw:image xlink:href="Pictures/10000201000002380000016C289597813FA245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ura</meta:initial-creator>
    <meta:creation-date>2016-04-13T17:30:39.611904319</meta:creation-date>
    <dc:date>2016-04-13T18:00:13.959822933</dc:date>
    <dc:creator>Robin Cura</dc:creator>
    <meta:editing-duration>PT14M23S</meta:editing-duration>
    <meta:editing-cycles>2</meta:editing-cycles>
    <meta:generator>LibreOffice/5.0.3.2$Linux_X86_64 LibreOffice_project/00m0$Build-2</meta:generator>
    <meta:document-statistic meta:object-count="7"/>
  </office:meta>
</office:document-meta>
</file>